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Task.execute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ImportTask.setAs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Task.setFil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Task.setPrefixSeparato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Task.setOptional( boolean op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Task.isInInclud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Task.setProjectHelperProps( String prefix , String prefixSep , boolean inInclud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